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huggingface.co/mazurkin" office:name=""><text:span text:style-name="Definition">HF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prescription visualizer (Python, Streamlit, Plotly, Google Big Query, Google Big Storage)</text:p>
        </text:list-item>
        <text:list-item>
          <text:p text:style-name="P2">Implemented and delivered the NPI embedding model for the doctors (Python, Docker, PyTorch, Contrastive Learning, Google Big Query, Google Big Storage)</text:p>
        </text:list-item>
        <text:list-item>
          <text:p text:style-name="P2">Implemented and delivered the domain embedding model (Python, Docker, PyTorch, HDBSCAN, Google Big Query, Google Big Storage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6-01-03T23:17:40Z</meta:creation-date>
    <dc:date>2026-01-03T23:17:40Z</dc:date>
    <meta:user-defined meta:name="pagetitle" meta:value-type="string">Nick Mazurkin – resume</meta:user-defined>
  </office:meta>
</office:document-meta>
</file>